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ESPINOZA TORRES, JUAN CARLOS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40929339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HUACHO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ESPINOZA TORRES, JUAN CARLOS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0929339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28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TERRESTRE </text:p>
          </table:table-cell>
          <table:table-cell table:style-name="Tabla1.E3" table:number-rows-spanned="3" office:value-type="string">
            <text:p text:style-name="P19">28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6 - Trans. Terrestre Cajas de Pollo BB</text:p>
          </table:table-cell>
          <table:table-cell table:style-name="Tableau1.A2" office:value-type="string">
            <text:p text:style-name="P13">40</text:p>
          </table:table-cell>
          <table:table-cell table:style-name="Tableau1.A2" office:value-type="string">
            <text:p text:style-name="P13">4</text:p>
          </table:table-cell>
          <table:table-cell table:style-name="Tableau1.D2" office:value-type="string">
            <text:p text:style-name="P12">16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6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28/10/2021</text:p>
          </table:table-cell>
          <table:table-cell table:style-name="Tabla2.A2" office:value-type="string">
            <text:p text:style-name="P7">96807252</text:p>
          </table:table-cell>
          <table:table-cell table:style-name="Tabla2.A2" office:value-type="string">
            <text:p text:style-name="P7">4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GENENORTE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4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125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28T21:59:42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